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onsolas" svg:font-family="Consolas" style:font-family-generic="roman" style:font-pitch="variable"/>
    <style:font-face style:name="Garamond" svg:font-family="Garamond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5764in" fo:margin-left="0.3701in" fo:margin-top="0in" fo:margin-bottom="0in" table:align="left" style:writing-mode="lr-tb"/>
    </style:style>
    <style:style style:name="Table1.A" style:family="table-column">
      <style:table-column-properties style:column-width="2.9361in"/>
    </style:style>
    <style:style style:name="Table1.B" style:family="table-column">
      <style:table-column-properties style:column-width="1.1264in"/>
    </style:style>
    <style:style style:name="Table1.C" style:family="table-column">
      <style:table-column-properties style:column-width="1.5139in"/>
    </style:style>
    <style:style style:name="Table1.1" style:family="table-row">
      <style:table-row-properties style:min-row-height="0.1306in" fo:keep-together="auto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1875in" fo:keep-together="auto"/>
    </style:style>
    <style:style style:name="Table2" style:family="table">
      <style:table-properties style:width="5.7069in" fo:margin-left="0.3528in" fo:margin-top="0in" fo:margin-bottom="0in" table:align="left" style:writing-mode="lr-tb"/>
    </style:style>
    <style:style style:name="Table2.A" style:family="table-column">
      <style:table-column-properties style:column-width="4.0799in"/>
    </style:style>
    <style:style style:name="Table2.B" style:family="table-column">
      <style:table-column-properties style:column-width="1.6271in"/>
    </style:style>
    <style:style style:name="Table2.1" style:family="table-row">
      <style:table-row-properties style:min-row-height="0.2743in" fo:keep-together="auto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5938in" fo:keep-together="auto"/>
    </style:style>
    <style:style style:name="Table2.3" style:family="table-row">
      <style:table-row-properties style:min-row-height="0.1563in" fo:keep-together="auto"/>
    </style:style>
    <style:style style:name="Table2.4" style:family="table-row">
      <style:table-row-properties style:min-row-height="0.4625in" fo:keep-together="auto"/>
    </style:style>
    <style:style style:name="Table2.5" style:family="table-row">
      <style:table-row-properties style:min-row-height="0.275in" fo:keep-together="auto"/>
    </style:style>
    <style:style style:name="P1" style:family="paragraph" style:parent-style-name="Standard">
      <style:text-properties style:font-name="Times New Roman" officeooo:paragraph-rsid="001d3ac2" style:font-name-complex="Times New Roman1"/>
    </style:style>
    <style:style style:name="P2" style:family="paragraph" style:parent-style-name="Standard">
      <style:text-properties style:font-name="Times New Roman" fo:font-weight="normal" officeooo:paragraph-rsid="001d1ca5" style:font-weight-asian="normal" style:font-name-complex="Times New Roman1" style:font-weight-complex="normal"/>
    </style:style>
    <style:style style:name="P3" style:family="paragraph" style:parent-style-name="Standard">
      <style:text-properties officeooo:paragraph-rsid="001d1ca5"/>
    </style:style>
    <style:style style:name="P4" style:family="paragraph" style:parent-style-name="Heading_20_1">
      <style:text-properties style:font-name="Times New Roman" style:font-name-complex="Times New Roman1"/>
    </style:style>
    <style:style style:name="P5" style:family="paragraph" style:parent-style-name="Heading_20_1">
      <style:text-properties style:font-name="Times New Roman" officeooo:paragraph-rsid="001d1ca5" style:font-name-complex="Times New Roman1"/>
    </style:style>
    <style:style style:name="P6" style:family="paragraph" style:parent-style-name="Heading_20_2">
      <style:text-properties style:font-name="Times New Roman" officeooo:paragraph-rsid="001d1ca5" style:font-name-complex="Times New Roman1"/>
    </style:style>
    <style:style style:name="P7" style:family="paragraph" style:parent-style-name="Heading_20_2">
      <style:paragraph-properties fo:margin-top="0in" fo:margin-bottom="0in" loext:contextual-spacing="false" fo:line-height="100%" fo:text-align="center" style:justify-single-word="false"/>
      <style:text-properties style:font-name="Times New Roman" officeooo:paragraph-rsid="001d3ac2" style:font-name-complex="Times New Roman1"/>
    </style:style>
    <style:style style:name="P8" style:family="paragraph" style:parent-style-name="Date">
      <style:paragraph-properties fo:text-align="start" style:justify-single-word="false">
        <style:tab-stops>
          <style:tab-stop style:position="0.2917in"/>
        </style:tab-stops>
      </style:paragraph-properties>
      <style:text-properties style:font-name="Times New Roman" officeooo:paragraph-rsid="001d1ca5" style:font-name-complex="Times New Roman1"/>
    </style:style>
    <style:style style:name="P9" style:family="paragraph" style:parent-style-name="Date">
      <style:paragraph-properties fo:text-align="start" style:justify-single-word="false"/>
      <style:text-properties style:font-name="Times New Roman" officeooo:paragraph-rsid="001d1ca5" style:font-name-complex="Times New Roman1"/>
    </style:style>
    <style:style style:name="P10" style:family="paragraph" style:parent-style-name="Date">
      <style:text-properties style:font-name="Times New Roman" officeooo:paragraph-rsid="001d1ca5" style:font-name-complex="Times New Roman1"/>
    </style:style>
    <style:style style:name="P11" style:family="paragraph" style:parent-style-name="Contact_20_Info">
      <style:text-properties style:font-name="Times New Roman" style:font-name-complex="Times New Roman1"/>
    </style:style>
    <style:style style:name="P12" style:family="paragraph" style:parent-style-name="Standard" style:list-style-name="L1">
      <style:text-properties style:font-name="Times New Roman" officeooo:rsid="001d3ac2" officeooo:paragraph-rsid="001d1ca5" style:font-name-complex="Times New Roman1"/>
    </style:style>
    <style:style style:name="P13" style:family="paragraph" style:parent-style-name="Standard" style:list-style-name="L4">
      <style:text-properties officeooo:paragraph-rsid="001d1ca5"/>
    </style:style>
    <style:style style:name="P14" style:family="paragraph" style:parent-style-name="Heading_20_2" style:list-style-name="L2">
      <style:text-properties officeooo:paragraph-rsid="001d1ca5"/>
    </style:style>
    <style:style style:name="P15" style:family="paragraph" style:parent-style-name="Heading_20_2" style:list-style-name="L3">
      <style:text-properties officeooo:paragraph-rsid="001d1ca5"/>
    </style:style>
    <style:style style:name="P16" style:family="paragraph" style:parent-style-name="Title" style:master-page-name="First_20_Page">
      <loext:graphic-properties draw:fill="none"/>
      <style:paragraph-properties fo:margin-left="0in" fo:margin-right="0in" fo:margin-top="0.0417in" fo:margin-bottom="0in" loext:contextual-spacing="false" fo:line-height="100%" fo:text-align="start" style:justify-single-word="false" fo:orphans="2" fo:widows="2" fo:text-indent="0in" style:auto-text-indent="false" style:page-number="auto" fo:background-color="transparent" style:writing-mode="lr-tb"/>
    </style:style>
    <style:style style:name="P17" style:family="paragraph" style:parent-style-name="Title">
      <loext:graphic-properties draw:fill="none"/>
      <style:paragraph-properties fo:margin-left="0in" fo:margin-right="0in" fo:margin-top="0.0417in" fo:margin-bottom="0in" loext:contextual-spacing="false" fo:line-height="100%" fo:text-align="start" style:justify-single-word="false" fo:orphans="2" fo:widows="2" fo:text-indent="0in" style:auto-text-indent="false" fo:background-color="transparent" style:writing-mode="lr-tb"/>
    </style:style>
    <style:style style:name="P18" style:family="paragraph" style:parent-style-name="List_20_Paragraph" style:list-style-name="WWNum11">
      <style:text-properties style:font-name="Times New Roman" officeooo:rsid="001d1ca5" officeooo:paragraph-rsid="001d1ca5" style:font-name-complex="Times New Roman1"/>
    </style:style>
    <style:style style:name="P19" style:family="paragraph" style:parent-style-name="List_20_Paragraph" style:list-style-name="WWNum11">
      <style:text-properties style:font-name="Times New Roman" officeooo:rsid="001e30bb" officeooo:paragraph-rsid="001e30bb" style:font-name-complex="Times New Roman1"/>
    </style:style>
    <style:style style:name="P20" style:family="paragraph" style:parent-style-name="List_20_Paragraph" style:list-style-name="WWNum11">
      <style:text-properties style:font-name="Times New Roman" style:font-name-complex="Times New Roman1"/>
    </style:style>
    <style:style style:name="P21" style:family="paragraph" style:parent-style-name="List_20_Paragraph" style:list-style-name="WWNum11" style:master-page-name="">
      <loext:graphic-properties draw:fill="none"/>
      <style:paragraph-properties fo:margin-left="0.5in" fo:margin-right="0in" fo:line-height="140%" fo:text-align="start" style:justify-single-word="false" fo:orphans="2" fo:widows="2" fo:text-indent="-0.25in" style:auto-text-indent="false" style:page-number="auto" fo:background-color="transparent" style:writing-mode="lr-tb"/>
      <style:text-properties style:font-name="Times New Roman" style:font-name-complex="Times New Roman1"/>
    </style:style>
    <style:style style:name="P22" style:family="paragraph" style:parent-style-name="List_20_Paragraph" style:list-style-name="WWNum11">
      <loext:graphic-properties draw:fill="none"/>
      <style:paragraph-properties fo:margin-left="0.5in" fo:margin-right="0in" fo:line-height="140%" fo:text-align="start" style:justify-single-word="false" fo:orphans="2" fo:widows="2" fo:text-indent="-0.25in" style:auto-text-indent="false" fo:background-color="transparent" style:writing-mode="lr-tb"/>
      <style:text-properties style:font-name="Times New Roman" officeooo:rsid="001d1ca5" officeooo:paragraph-rsid="001d1ca5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d3ac2" style:font-name-complex="Times New Roman1"/>
    </style:style>
    <style:style style:name="T3" style:family="text">
      <style:text-properties style:font-name="Times New Roman" officeooo:rsid="001f94db" style:font-name-complex="Times New Roman1"/>
    </style:style>
    <style:style style:name="T4" style:family="text">
      <style:text-properties style:font-name="Times New Roman" fo:font-weight="normal" style:font-weight-asian="normal" style:font-name-complex="Times New Roman1"/>
    </style:style>
    <style:style style:name="T5" style:family="text">
      <style:text-properties style:font-name="Times New Roman" fo:font-weight="normal" style:font-weight-asian="normal" style:font-name-complex="Times New Roman1" style:font-weight-complex="normal"/>
    </style:style>
    <style:style style:name="T6" style:family="text">
      <style:text-properties style:font-name="Times New Roman" fo:font-weight="normal" officeooo:rsid="001d3ac2" style:font-weight-asian="normal" style:font-name-complex="Times New Roman1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officeooo:rsid="001d3ac2"/>
    </style:style>
    <style:style style:name="T9" style:family="text">
      <style:text-properties style:text-position="super 58%" style:font-name="Times New Roman" fo:font-weight="normal" officeooo:rsid="001d3ac2" style:font-weight-asian="normal" style:font-name-complex="Times New Roman1"/>
    </style:style>
    <style:style style:name="Sect1" style:family="section">
      <style:section-properties fo:margin-left="0.361in" fo:margin-right="0.3827in" style:editable="false">
        <style:columns fo:column-count="2">
          <style:column style:rel-width="24800*" fo:start-indent="0in" fo:end-indent="0.2508in"/>
          <style:column style:rel-width="33217*" fo:start-indent="0.2508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a xlink:type="simple" xlink:href="https://rx-resume.web.app/" text:style-name="Internet_20_link" text:visited-style-name="Visited_20_Internet_20_Link"><text:span text:style-name="Name"><text:span text:style-name="T1">https://rx-resume.web.app/</text:span></text:span></text:a><text:span text:style-name="Name"><text:span text:style-name="T1"> </text:span></text:span><text:span text:style-name="Name"><text:span text:style-name="T3">For new look</text:span></text:span></text:p>
      <text:p text:style-name="P17"><text:span text:style-name="Name"><text:span text:style-name="T1">Joshua M. Timmons</text:span></text:span><text:span text:style-name="T1">  <text:s text:c="5"/>|  <text:s text:c="5"/>Math and Computer Science Student</text:span></text:p>
      <text:p text:style-name="P11">josh.m.timmons@gmail.com</text:p>
      <text:h text:style-name="P5" text:outline-level="1">Education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6" text:outline-level="2">Bachelor of Science Candidate, Mathematics </text:h>
            <text:list xml:id="list3489951903" text:style-name="L1">
              <text:list-item>
                <text:p text:style-name="P12">Minor in Computer Science</text:p>
              </text:list-item>
            </text:list>
          </table:table-cell>
          <table:table-cell table:style-name="Table1.A1" office:value-type="string">
            <text:h text:style-name="P7" text:outline-level="2">GPA:</text:h>
            <text:h text:style-name="P7" text:outline-level="2">3.79</text:h>
          </table:table-cell>
          <table:table-cell table:style-name="Table1.A1" office:value-type="string">
            <text:h text:style-name="P6" text:outline-level="2">Expected May 2020</text:h>
          </table:table-cell>
        </table:table-row>
        <table:table-row table:style-name="Table1.2">
          <table:table-cell table:style-name="Table1.A1" office:value-type="string">
            <text:p text:style-name="P3"><text:span text:style-name="Strong"><text:span text:style-name="T5">Purdue University Northwest</text:span></text:span></text:p>
          </table:table-cell>
          <table:table-cell table:style-name="Table1.A1" office:value-type="string">
            <text:p text:style-name="P2"><text:span text:style-name="Strong"/></text:p>
          </table:table-cell>
          <table:table-cell table:style-name="Table1.A1" office:value-type="string">
            <text:p text:style-name="P3"><text:span text:style-name="Strong"><text:span text:style-name="T5">Hammond, IN</text:span></text:span></text:p>
          </table:table-cell>
        </table:table-row>
      </table:table>
      <text:h text:style-name="P5" text:outline-level="1">Experience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2731082756" text:style-name="L2">
              <text:list-item>
                <text:h text:style-name="P14" text:outline-level="2"><text:span text:style-name="Strong"><text:span text:style-name="T1">Groundsman </text:span></text:span><text:span text:style-name="T1">— C&amp;A Arborists, </text:span><text:span text:style-name="T2">Three Oaks, MI</text:span></text:h>
              </text:list-item>
            </text:list>
          </table:table-cell>
          <table:table-cell table:style-name="Table2.A1" office:value-type="string">
            <text:p text:style-name="P9">June 2018 — August 2018 </text:p>
          </table:table-cell>
        </table:table-row>
        <table:table-row table:style-name="Table2.2">
          <table:table-cell table:style-name="Table2.A1" office:value-type="string">
            <text:p text:style-name="P1"><text:span text:style-name="T8">P</text:span>lant<text:span text:style-name="T8">ed</text:span> and dismantle<text:span text:style-name="T8">d</text:span> trees. <text:s/></text:p>
            <text:p text:style-name="P1"><text:span text:style-name="T8">M</text:span>aintain<text:span text:style-name="T8">ed</text:span> and organiz<text:span text:style-name="T8">ed</text:span> trucks, equipment and gear</text:p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1" office:value-type="string">
            <text:list xml:id="list1928696559" text:style-name="L3">
              <text:list-item>
                <text:h text:style-name="P15" text:outline-level="2"><text:span text:style-name="Strong"><text:span text:style-name="T1">STEM Tutor </text:span></text:span><text:span text:style-name="T1">— PNW Student Services, </text:span><text:span text:style-name="T2">Westville, IN</text:span></text:h>
              </text:list-item>
            </text:list>
          </table:table-cell>
          <table:table-cell table:style-name="Table2.A1" office:value-type="string">
            <text:p text:style-name="P9">February 2018 — April 2018 </text:p>
          </table:table-cell>
        </table:table-row>
        <table:table-row table:style-name="Table2.4">
          <table:table-cell table:style-name="Table2.A1" office:value-type="string">
            <text:p text:style-name="P1"><text:span text:style-name="T8">Tutored </text:span>students <text:span text:style-name="T8">in </text:span>physics and algebra</text:p>
            <text:p text:style-name="P1"><text:span text:style-name="T8">P</text:span>repare<text:span text:style-name="T8">d</text:span> <text:span text:style-name="T8">them </text:span>for tests</text:p>
          </table:table-cell>
          <table:table-cell table:style-name="Table2.A1" office:value-type="string">
            <text:p text:style-name="P10"/>
          </table:table-cell>
        </table:table-row>
        <table:table-row table:style-name="Table2.5">
          <table:table-cell table:style-name="Table2.A1" office:value-type="string">
            <text:list xml:id="list1760841405" text:style-name="L4">
              <text:list-item>
                <text:p text:style-name="P13"><text:span text:style-name="T7">Motor Transport Operator</text:span><text:span text:style-name="T1"> — </text:span><text:span text:style-name="Strong"><text:span text:style-name="T4">US Army, </text:span></text:span><text:span text:style-name="Strong"><text:span text:style-name="T6">10</text:span></text:span><text:span text:style-name="Strong"><text:span text:style-name="T9">th</text:span></text:span><text:span text:style-name="Strong"><text:span text:style-name="T6"> Mnt. Div.</text:span></text:span></text:p>
              </text:list-item>
            </text:list>
          </table:table-cell>
          <table:table-cell table:style-name="Table2.A1" office:value-type="string">
            <text:p text:style-name="P8">June 2008 — October 2012</text:p>
          </table:table-cell>
        </table:table-row>
        <table:table-row table:style-name="Table2.5">
          <table:table-cell table:style-name="Table2.A1" office:value-type="string">
            <text:p text:style-name="P3"><text:span text:style-name="Strong"><text:span text:style-name="T6">Provided mobile s</text:span></text:span><text:span text:style-name="Strong"><text:span text:style-name="T4">ecurity while deployed to Afghanistan</text:span></text:span></text:p>
          </table:table-cell>
          <table:table-cell table:style-name="Table2.A1" office:value-type="string">
            <text:p text:style-name="P8"/>
          </table:table-cell>
        </table:table-row>
      </table:table>
      <text:h text:style-name="P4" text:outline-level="1">Skills &amp; Abilities</text:h>
      <text:section text:style-name="Sect1" text:name="TextSection">
        <text:list xml:id="list2087241568" text:style-name="WWNum11">
          <text:list-item>
            <text:p text:style-name="P18">C</text:p>
          </text:list-item>
          <text:list-item>
            <text:p text:style-name="P19">C Pointers!</text:p>
          </text:list-item>
          <text:list-item>
            <text:p text:style-name="P18">C++</text:p>
          </text:list-item>
          <text:list-item>
            <text:p text:style-name="P18">x86-64 Assembly</text:p>
          </text:list-item>
          <text:list-item>
            <text:p text:style-name="P20">Java</text:p>
          </text:list-item>
          <text:list-item>
            <text:p text:style-name="P20">MATLAB </text:p>
          </text:list-item>
          <text:list-item>
            <text:p text:style-name="P20">Troubleshooting</text:p>
          </text:list-item>
          <text:list-item>
            <text:p text:style-name="P20">Time management</text:p>
          </text:list-item>
          <text:list-item>
            <text:p text:style-name="P18">Discrete Mathematics</text:p>
          </text:list-item>
          <text:list-item>
            <text:p text:style-name="P20">Python</text:p>
          </text:list-item>
          <text:list-item>
            <text:p text:style-name="P18">Logic</text:p>
          </text:list-item>
          <text:list-item>
            <text:p text:style-name="P20">Critical thinking</text:p>
          </text:list-item>
          <text:list-item>
            <text:p text:style-name="P20">Problem solving</text:p>
          </text:list-item>
          <text:list-item>
            <text:p text:style-name="P21">Computer hardware</text:p>
          </text:list-item>
          <text:list-item>
            <text:p text:style-name="P22">Linux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onsolas" svg:font-family="Consolas" style:font-family-generic="roman" style:font-pitch="variable"/>
    <style:font-face style:name="Garamond" svg:font-family="Garamond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04040" style:font-name="Trebuchet MS" fo:font-size="11pt" fo:language="en" fo:country="US" style:letter-kerning="false" style:font-name-asian="DejaVu Sans" style:font-size-asian="11pt" style:language-asian="ja" style:country-asian="JP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404040" style:font-name="Trebuchet MS" fo:font-size="11pt" fo:language="en" fo:country="US" style:letter-kerning="false" style:font-name-asian="DejaVu Sans" style:font-size-asian="11pt" style:language-asian="ja" style:country-asian="JP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4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1252in" loext:contextual-spacing="false" fo:line-height="100%" fo:keep-together="always" fo:keep-with-next="always"/>
      <style:text-properties fo:color="#000000" style:font-name="Garamond" fo:font-family="Garamond" style:font-family-generic="roman" style:font-pitch="variable" fo:font-size="17pt" style:font-name-asian="DejaVu Sans" style:font-family-asian="'DejaVu Sans'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7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138in" fo:margin-bottom="0in" loext:contextual-spacing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865003" style:font-name="Garamond" fo:font-family="Garamond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c97905" style:font-name="Garamond" fo:font-family="Garamond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c97905" style:font-name="Garamond" fo:font-family="Garamond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865003" style:font-name="Garamond" fo:font-family="Garamond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865003" style:font-name="Garamond" fo:font-family="Garamond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272727" style:font-name="Garamond" fo:font-family="Garamond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272727" style:font-name="Garamond" fo:font-family="Garamond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.0417in" fo:margin-bottom="0in" loext:contextual-spacing="false" fo:line-height="100%"/>
      <style:text-properties fo:color="#595959" fo:font-size="16pt" style:letter-kerning="true" style:font-size-asian="16pt" style:font-size-complex="16pt"/>
    </style:style>
    <style:style style:name="Subtitle" style:family="paragraph" style:parent-style-name="Standard" style:next-style-name="Standard" style:default-outline-level="" style:class="chapter">
      <style:text-properties fo:color="#5a5a5a"/>
    </style:style>
    <style:style style:name="Date" style:family="paragraph" style:parent-style-name="Standard" style:next-style-name="Standard" style:default-outline-level="">
      <style:paragraph-properties fo:margin-top="0.0138in" fo:margin-bottom="0in" loext:contextual-spacing="false" fo:line-height="100%" fo:text-align="end" style:justify-single-word="false"/>
    </style:style>
    <style:style style:name="Contact_20_Info" style:display-name="Contact Info" style:family="paragraph" style:parent-style-name="Standard" style:default-outline-level="">
      <style:paragraph-properties fo:margin-top="0.0555in" fo:margin-bottom="0.3752in" loext:contextual-spacing="false" fo:line-height="100%"/>
    </style:style>
    <style:style style:name="Footer" style:family="paragraph" style:parent-style-name="Standard" style:default-outline-level="" style:class="extra">
      <style:paragraph-properties fo:line-height="100%" fo:text-align="end" style:justify-single-word="false"/>
      <style:text-properties style:font-name="Garamond" fo:font-family="Garamond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f99f1c" style:shadow="#000000 0.0035in 0.0035in"/>
      <style:text-properties fo:color="#f99f1c" fo:font-style="italic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in" loext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in" loext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2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loext:contextual-spacing="false" fo:text-indent="0in" style:auto-text-indent="false"/>
      <style:text-properties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071f28" fo:font-style="italic" style:font-style-asian="italic" style:font-size-complex="9pt" style:font-style-complex="italic"/>
    </style:style>
    <style:style style:name="Closing" style:family="paragraph" style:parent-style-name="Standard" style:default-outline-level="">
      <style:paragraph-properties fo:margin-left="3in" fo:margin-right="0in" fo:line-height="100%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>
      <style:paragraph-properties fo:line-height="100%"/>
    </style:style>
    <style:style style:name="Endnote" style:family="paragraph" style:parent-style-name="Standard" style:default-outline-level="" style:class="extra">
      <style:paragraph-properties fo:line-height="100%"/>
      <style:text-properties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line-height="100%" fo:text-indent="0in" style:auto-text-indent="false"/>
      <style:text-properties style:font-name="Garamond" fo:font-family="Garamond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paragraph-properties fo:line-height="100%"/>
      <style:text-properties style:font-name="Garamond" fo:font-family="Garamond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line-height="100%"/>
      <style:text-properties style:font-size-complex="10pt"/>
    </style:style>
    <style:style style:name="Header" style:family="paragraph" style:parent-style-name="Standard" style:default-outline-level="" style:class="extra">
      <style:paragraph-properties fo:line-height="100%"/>
    </style:style>
    <style:style style:name="HTML_20_Address" style:display-name="HTML Address" style:family="paragraph" style:parent-style-name="Standard" style:default-outline-level="">
      <style:paragraph-properties fo:line-height="100%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line-height="100%"/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528in" fo:margin-right="0in" fo:line-height="100%" fo:text-indent="-0.1528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055in" fo:margin-right="0in" fo:line-height="100%" fo:text-indent="-0.1528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4583in" fo:margin-right="0in" fo:line-height="100%" fo:text-indent="-0.1528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11in" fo:margin-right="0in" fo:line-height="100%" fo:text-indent="-0.1528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7638in" fo:margin-right="0in" fo:line-height="100%" fo:text-indent="-0.1528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0.9165in" fo:margin-right="0in" fo:line-height="100%" fo:text-indent="-0.1528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0693in" fo:margin-right="0in" fo:line-height="100%" fo:text-indent="-0.1528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222in" fo:margin-right="0in" fo:line-height="100%" fo:text-indent="-0.1528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3752in" fo:margin-right="0in" fo:line-height="100%" fo:text-indent="-0.1528in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Garamond" fo:font-family="Garamond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f99f1c" fo:border-bottom="0.51pt solid #f99f1c"/>
      <style:text-properties fo:color="#f99f1c" fo:font-style="italic" style:font-style-asian="italic" style:font-style-complex="italic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default-outline-level=""/>
    <style:style style:name="List_20_Bullet_20_2" style:display-name="List Bullet 2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loext:contextual-spacing="fals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loext:contextual-spacing="fals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loext:contextual-spacing="fals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in" fo:margin-right="0in" fo:margin-top="0in" fo:margin-bottom="0.0835in" loext:contextual-spacing="fals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1.25in" fo:margin-right="0in" fo:margin-top="0in" fo:margin-bottom="0.0835in" loext:contextual-spacing="false" fo:text-indent="0in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macro" style:family="paragraph" style:default-outline-level="">
      <style:paragraph-properties fo:margin-top="0in" fo:margin-bottom="0in" loext:contextual-spacing="tru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5in" fo:margin-right="0in" fo:line-height="100%" fo:text-indent="-0.75in" style:auto-text-indent="false" fo:background-color="#cccccc" fo:padding="0.0138in" fo:border="0.74pt solid #000000"/>
      <style:text-properties style:font-name="Garamond" fo:font-family="Garamond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line-height="100%"/>
    </style:style>
    <style:style style:name="Plain_20_Text" style:display-name="Plain Text" style:family="paragraph" style:parent-style-name="Standard" style:default-outline-level="">
      <style:paragraph-properties fo:line-height="100%"/>
      <style:text-properties style:font-name="Consolas" fo:font-family="Consolas" style:font-family-generic="roman" style:font-pitch="variable" style:font-size-complex="10.5pt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.111in" loext:contextual-spacing="false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3in" fo:margin-right="0in" fo:line-height="100%" fo:text-indent="0in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528in" fo:margin-right="0in" fo:text-indent="-0.1528in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style:font-name="Garamond" fo:font-family="Garamond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loext:contextual-spacing="fals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1665in" fo:margin-bottom="0in" loext:contextual-spacing="false" fo:line-height="140%"/>
      <style:text-properties fo:color="#c97905" fo:font-size="16pt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595959" fo:font-size="16pt" style:letter-kerning="true" style:font-size-asian="16pt" style:font-size-complex="16pt"/>
    </style:style>
    <style:style style:name="Subtitle_20_Char" style:display-name="Subtitle Char" style:family="text" style:parent-style-name="Default_20_Paragraph_20_Font">
      <style:text-properties fo:color="#5a5a5a"/>
    </style:style>
    <style:style style:name="Name" style:family="text">
      <style:text-properties fo:color="#000000" style:font-name="Garamond" fo:font-family="Garamond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1_20_Char" style:display-name="Heading 1 Char" style:family="text" style:parent-style-name="Default_20_Paragraph_20_Font">
      <style:text-properties fo:color="#000000" style:font-name="Garamond" fo:font-family="Garamond" style:font-family-generic="roman" style:font-pitch="variable" fo:font-size="17pt" style:font-name-asian="DejaVu Sans" style:font-family-asian="'DejaVu Sans'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7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Date_20_Char" style:display-name="Date Char" style:family="text" style:parent-style-name="Default_20_Paragraph_20_Font"/>
    <style:style style:name="Heading_20_2_20_Char" style:display-name="Heading 2 Char" style:family="text" style:parent-style-name="Default_20_Paragraph_20_Font"/>
    <style:style style:name="Footer_20_Char" style:display-name="Footer Char" style:family="text" style:parent-style-name="Default_20_Paragraph_20_Font">
      <style:text-properties style:font-name="Garamond" fo:font-family="Garamond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Closing_20_Char" style:display-name="Closing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llowedHyperlink" style:family="text" style:parent-style-name="Default_20_Paragraph_20_Font">
      <style:text-properties fo:color="#8a479b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eader_20_Char" style:display-name="Header Char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865003" style:font-name="Garamond" fo:font-family="Garamond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c97905" style:font-name="Garamond" fo:font-family="Garamond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c97905" style:font-name="Garamond" fo:font-family="Garamond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865003" style:font-name="Garamond" fo:font-family="Garamond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865003" style:font-name="Garamond" fo:font-family="Garamond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Garamond" fo:font-family="Garamond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Garamond" fo:font-family="Garamond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96ce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f99f1c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f99f1c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f99f1c" fo:letter-spacing="0.0035in" fo:font-weight="bold" style:font-weight-asian="bold" style:font-weight-complex="bold"/>
    </style:style>
    <style:style style:name="line_20_number" style:display-name="line number" style:family="text" style:parent-style-name="Default_20_Paragraph_20_Font"/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Message_20_Header_20_Char" style:display-name="Message Header Char" style:family="text" style:parent-style-name="Default_20_Paragraph_20_Font">
      <style:text-properties style:font-name="Garamond" fo:font-family="Garamond" style:font-family-generic="roman" style:font-pitch="variable" fo:font-size="12pt" fo:background-color="#cccccc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in" fo:margin-bottom="0.2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in" fo:margin-bottom="0.2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Page 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 style:next-style-name="Standard"/>
    <style:master-page style:name="Converted2" style:page-layout-name="Mpm3" style:next-style-name="Standard"/>
    <style:master-page style:name="Converted3" style:page-layout-name="Mpm3" style:next-style-name="Standard"/>
    <style:master-page style:name="Converted4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Timmons</meta:initial-creator>
    <meta:editing-cycles>120</meta:editing-cycles>
    <meta:creation-date>2018-11-08T16:39:00</meta:creation-date>
    <dc:date>2020-03-28T22:22:45.324474131</dc:date>
    <meta:generator>LibreOffice/6.1.5.2$Linux_X86_64 LibreOffice_project/10$Build-2</meta:generator>
    <meta:editing-duration>PT10M3S</meta:editing-duration>
    <meta:print-date>2020-01-31T22:49:17.021785301</meta:print-date>
    <meta:document-statistic meta:table-count="2" meta:image-count="0" meta:object-count="0" meta:page-count="1" meta:paragraph-count="40" meta:word-count="142" meta:character-count="890" meta:non-whitespace-character-count="783"/>
    <meta:user-defined meta:name="AppVersion">00.0001</meta:user-defined>
    <meta:user-defined meta:name="ContentTypeId">0x010100AA3F7D94069FF64A86F7DFF56D60E3B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